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1.467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3.683cm" svg:x="4.81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524cm" svg:x="6.588cm" svg:y="3.79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5cm" svg:y1="2.27cm" svg:x2="7.35cm" svg:y2="3.794cm">
          <text:p/>
        </draw:line>
        <draw:line draw:style-name="gr2" draw:text-style-name="P2" draw:layer="layout" svg:x1="4.81cm" svg:y1="4.302cm" svg:x2="6.588cm" svg:y2="4.302cm">
          <text:p/>
        </draw:line>
        <draw:frame draw:style-name="gr3" draw:text-style-name="P3" draw:layer="layout" svg:width="0.76cm" svg:height="0.683cm" svg:x="5.282cm" svg:y="4.483cm">
          <draw:text-box>
            <text:p text:style-name="P3">X</text:p>
          </draw:text-box>
        </draw:frame>
        <draw:frame draw:style-name="gr3" draw:text-style-name="P3" draw:layer="layout" svg:width="0.76cm" svg:height="0.683cm" svg:x="7.606cm" svg:y="2.651cm">
          <draw:text-box>
            <text:p text:style-name="P3">Y</text:p>
          </draw:text-box>
        </draw:frame>
        <draw:frame draw:style-name="gr3" draw:text-style-name="P3" draw:layer="layout" svg:width="1.713cm" svg:height="0.683cm" svg:x="7.858cm" svg:y="4.508cm">
          <draw:text-box>
            <text:p text:style-name="P3">Widget</text:p>
          </draw:text-box>
        </draw:frame>
        <draw:frame draw:style-name="gr4" draw:text-style-name="P3" draw:layer="layout" svg:width="2.187cm" svg:height="0.683cm" svg:x="10.243cm" svg:y="5.191cm">
          <draw:text-box>
            <text:p text:style-name="P3">Contain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2-10-31T12:12:49</dc:date>
    <dc:creator>vv </dc:creator>
    <meta:editing-duration>PT6H41M3S</meta:editing-duration>
    <meta:editing-cycles>16</meta:editing-cycles>
    <meta:generator>LibreOffice/3.5$Linux_x86 LibreOffice_project/350m1$Build-2</meta:generator>
    <meta:document-statistic meta:object-count="8"/>
  </office:meta>
</office:document-meta>
</file>